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4a7f8" officeooo:paragraph-rsid="0014a7f8"/>
    </style:style>
    <style:style style:name="P2" style:family="paragraph" style:parent-style-name="Heading_20_2">
      <style:text-properties officeooo:rsid="0017d941" officeooo:paragraph-rsid="0017d941"/>
    </style:style>
    <style:style style:name="P3" style:family="paragraph" style:parent-style-name="Heading_20_4">
      <style:text-properties officeooo:rsid="0014a7f8" officeooo:paragraph-rsid="0014a7f8"/>
    </style:style>
    <style:style style:name="P4" style:family="paragraph" style:parent-style-name="Heading_20_4">
      <style:text-properties officeooo:rsid="00167ffa" officeooo:paragraph-rsid="00167ffa"/>
    </style:style>
    <style:style style:name="P5" style:family="paragraph" style:parent-style-name="Heading_20_4">
      <style:text-properties officeooo:rsid="0017d941" officeooo:paragraph-rsid="0017d941"/>
    </style:style>
    <style:style style:name="P6" style:family="paragraph" style:parent-style-name="Subtitle">
      <style:text-properties officeooo:rsid="0014a7f8" officeooo:paragraph-rsid="0014a7f8"/>
    </style:style>
    <style:style style:name="P7" style:family="paragraph" style:parent-style-name="Text_20_body">
      <style:text-properties officeooo:rsid="0014a7f8" officeooo:paragraph-rsid="0014a7f8"/>
    </style:style>
    <style:style style:name="P8" style:family="paragraph" style:parent-style-name="Text_20_body">
      <style:text-properties officeooo:rsid="00167ffa" officeooo:paragraph-rsid="00167ffa"/>
    </style:style>
    <style:style style:name="P9" style:family="paragraph" style:parent-style-name="Text_20_body">
      <style:text-properties officeooo:rsid="0017d941" officeooo:paragraph-rsid="0017d941"/>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officeooo:rsid="0017d94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Design Document</text:p>
      <text:p text:style-name="P6">Tanks Project, mk. II</text:p>
      <text:p text:style-name="P7"/>
      <text:p text:style-name="P7"/>
      <text:p text:style-name="P7"/>
      <text:p text:style-name="P7"/>
      <text:h text:style-name="P1" text:outline-level="2">Overall Vision</text:h>
      <text:p text:style-name="P7">3<text:span text:style-name="T1">rd</text:span> person removed survival shooter game. The player must kill every enemy tank in the level to advance. The player can upgrade his tank and choose perks. Levels can range from puzzles to “shoot everything in sight.”</text:p>
      <text:h text:style-name="P3" text:outline-level="4">Target Audience</text:h>
      <text:p text:style-name="P7">Males will probably enjoy this game much more than females, due to the inherent <text:span text:style-name="T2">destructive</text:span> nature of the game. The level design supports the <text:span text:style-name="T2">trial-and-error</text:span> approach best, which leads to better <text:span text:style-name="T2">mastery</text:span> of the mechanics.</text:p>
      <text:h text:style-name="P4" text:outline-level="4">What makes this Enjoyable</text:h>
      <text:p text:style-name="P8">The challenge to survive and defeat overwhelming odds. <text:span text:style-name="T3">Figuring</text:span> out how to best defeat a given enemy type or enemy mob <text:span text:style-name="T3">(enemy types must be inherently different to approach)</text:span>.</text:p>
      <text:h text:style-name="P2" text:outline-level="2">Game Mechanics</text:h>
      <text:h text:style-name="P5" text:outline-level="4">Objective</text:h>
      <text:p text:style-name="P9">Level: Defeat all enemies.</text:p>
      <text:p text:style-name="P9">Game: Defeat the final challenge (could be a boss or other unique challenge).</text:p>
      <text:h text:style-name="P5" text:outline-level="4">Player Abilities</text:h>
      <text:p text:style-name="P9">The player gains abilities as he upgrades his tank.</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09:34:27.592691967</meta:creation-date>
    <dc:date>2023-09-24T10:00:56.916398822</dc:date>
    <meta:editing-duration>PT11M8S</meta:editing-duration>
    <meta:editing-cycles>2</meta:editing-cycles>
    <meta:generator>LibreOffice/7.3.7.2$Linux_X86_64 LibreOffice_project/30$Build-2</meta:generator>
    <meta:document-statistic meta:table-count="0" meta:image-count="0" meta:object-count="0" meta:page-count="1" meta:paragraph-count="14" meta:word-count="147" meta:character-count="898" meta:non-whitespace-character-count="765"/>
  </office:meta>
</office:document-meta>
</file>